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8pt" style:font-size-asian="8pt" style:font-name-complex="Courier New"/>
    </style:style>
    <style:style style:name="P2" style:family="paragraph" style:parent-style-name="Standard">
      <style:text-properties style:font-name="Courier New" fo:font-size="8pt" fo:language="en" fo:country="US" style:font-size-asian="8pt" style:font-name-complex="Courier New"/>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left="0cm" fo:margin-right="0cm" fo:text-indent="1.27cm" style:auto-text-indent="false"/>
      <style:text-properties fo:font-weight="bold" style:font-weight-asian="bold" style:font-weight-complex="bold"/>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Standard">
      <style:paragraph-properties fo:margin-left="0cm" fo:margin-right="0cm" fo:text-indent="1.27cm" style:auto-text-indent="false"/>
      <style:text-properties fo:language="en" fo:country="US"/>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Название_20_объекта">
      <style:paragraph-properties fo:text-align="center" style:justify-single-word="false"/>
    </style:style>
    <style:style style:name="P9"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fo:font-weight="bold" style:font-size-asian="8pt" style:font-weight-asian="bold" style:font-name-complex="Courier New" style:font-weight-complex="bold"/>
    </style:style>
    <style:style style:name="T8" style:family="text">
      <style:text-properties style:font-name="Courier New" fo:font-size="8pt" fo:font-weight="bold" style:font-size-asian="8pt" style:font-weight-asian="bold" style:font-name-complex="Courier New" style:font-weight-complex="bold"/>
    </style:style>
    <style:style style:name="T9" style:family="text">
      <style:text-properties fo:color="#008000" style:font-name="Courier New" fo:font-size="8pt" fo:font-weight="bold" style:font-size-asian="8pt" style:font-weight-asian="bold" style:font-name-complex="Courier New" style:font-weight-complex="bold"/>
    </style:style>
    <style:style style:name="T10" style:family="text">
      <style:text-properties fo:color="#008000" style:font-name="Courier New" fo:font-size="8pt" fo:language="en" fo:country="US" fo:font-weight="bold" style:font-size-asian="8pt" style:font-weight-asian="bold" style:font-name-complex="Courier New" style:font-weight-complex="bold"/>
    </style:style>
    <style:style style:name="T11" style:family="text">
      <style:text-properties fo:color="#008000"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9" text:outline-level="1">сишные трюки<text:line-break/>(<text:span text:style-name="T1">1Bh</text:span> выпуск)</text:h>
      <text:p text:style-name="Standard">крис касперски ака мыщъх, <text:span text:style-name="T1">a.k.a. souriz</text:span>, <text:span text:style-name="T1">a.k.a. nezumi</text:span>, <text:span text:style-name="T1">no</text:span>-<text:span text:style-name="T1">email</text:span></text:p>
      <text:p text:style-name="P4"/>
      <text:p text:style-name="P7"><text:span text:style-name="T4">вольности, допускаемые Си/Си++ в отношении указателей (что отличает их от </text:span><text:span text:style-name="T2">Java/.NET </text:span><text:span text:style-name="T4">и других "правильных" языков), обеспечивают гибкость, компактность и высокое быстродействие целевого кода. однако, подобная демократия таит в себе скрытую угрозу и всякий указатель становится источником непредсказуемых побочных эффектов, разваливающих программу!</text:span></text:p>
      <text:h text:style-name="Heading_20_2" text:outline-level="2"><text:span text:style-name="T1">#1 –</text:span> в одну реку нельзя вступить дважды!</text:h>
      <text:p text:style-name="P5">Статический анализ отдельно взятой функции (неважно — представленный в виде исходного кода или дизассемблерного листинга), справляется только с локальными переменными, но обламывается на указателях, значение которых невозможно вычислить на стадии трансляции (т. е. указатель — не константа) и которые обрабатываются уже в <text:span text:style-name="T1">run-time</text:span> (т.е. в ходе выполнения программы).</text:p>
      <text:p text:style-name="P5">Всякий неконстантный указатель способен драматически менять логику работы не только отдельно взятой анализируемой функции, но даже и всей программы в целом! Разобраться — что же действительно делает тот или иной указатель можно только с помощью отладчика или… статической трассировки _всего_ исходного текста, что фактически равносильно исполнению программы на эмулирующем отладчике.</text:p>
      <text:p text:style-name="P5">Начинающие хакеры недооценивают коварство указателей, за что потом расплачиваются изматывающей отладкой, отнимающей намного больше времени, чем кодирование. Хотите наглядный пример? Пожалуйста!</text:p>
      <text:p text:style-name="P5"/>
      <text:p text:style-name="P2">foo(int *arg_a, int *arg_b)</text:p>
      <text:p text:style-name="P2">{</text:p>
      <text:p text:style-name="P2"><text:tab/>printf("1:-&gt; %08Xh:%08Xh\n", *arg_a, *arg_b);</text:p>
      <text:p text:style-name="P1"><text:tab/></text:p>
      <text:p text:style-name="Standard"><text:span text:style-name="T6"><text:tab/></text:span><text:span text:style-name="T7">*arg_a = *arg_b;</text:span><text:span text:style-name="T8"><text:tab/></text:span><text:span text:style-name="T10">// (1)</text:span></text:p>
      <text:p text:style-name="Standard"><text:span text:style-name="T6"><text:tab/>printf("2:-&gt; %08Xh:%08Xh\n", *arg_a, *arg_b);</text:span></text:p>
      <text:p text:style-name="P1"><text:tab/></text:p>
      <text:p text:style-name="Standard"><text:span text:style-name="T7"><text:tab/>*arg_a = *arg_b;<text:tab/></text:span><text:span text:style-name="T10">// (2) - </text:span><text:span text:style-name="T9">может иметь другое действие, чем </text:span><text:span text:style-name="T10">(1)</text:span></text:p>
      <text:p text:style-name="P2"><text:tab/>printf("3:-&gt; %08Xh:%08Xh\n", *arg_a, *arg_b);</text:p>
      <text:p text:style-name="P1"><text:tab/></text:p>
      <text:p text:style-name="Standard"><text:span text:style-name="T7"><text:tab/>*arg_a = *arg_b;<text:tab/></text:span><text:span text:style-name="T10">// (3) - </text:span><text:span text:style-name="T9">может иметь другое действие, чем </text:span><text:span text:style-name="T10">(1, 2)</text:span></text:p>
      <text:p text:style-name="Standard"><text:span text:style-name="T6"><text:tab/>printf("4:-&gt; %08Xh:%08Xh\n", *arg_a, *arg_b);</text:span></text:p>
      <text:p text:style-name="P1"><text:tab/></text:p>
      <text:p text:style-name="Standard"><text:span text:style-name="T7"><text:tab/>*arg_a = *arg_b;<text:tab/></text:span><text:span text:style-name="T10">// (4) - </text:span><text:span text:style-name="T9">может иметь другое действие, чем </text:span><text:span text:style-name="T10">(1, 2, 3)</text:span></text:p>
      <text:p text:style-name="P2"><text:tab/>printf("5:-&gt; %08Xh:%08Xh\n", *arg_a, *arg_b);</text:p>
      <text:p text:style-name="P2">}</text:p>
      <text:p text:style-name="P8">Листинг <text:sequence text:ref-name="refЛистинг0" text:name="Листинг" text:formula="ooow:Листинг+1" style:num-format="1">1</text:sequence> исходный код загадочной функции</text:p>
      <text:p text:style-name="P5">Такая простая функция <text:span text:style-name="T1">foo</text:span>() — всего четыре команды *arg_a = *arg_b (отладочные вызовы <text:span text:style-name="T1">printf – </text:span>не в счет). Разве не очевидно, что здесь происходит копирование ячейки *arg_b<text:span text:style-name="T1"> </text:span>в ячейку *arg_<text:span text:style-name="T1">a</text:span>, для "надежности" повторяемое четыре раза? Тогда почему же оптимизирующие компиляторы (например, <text:span text:style-name="T1">MS VC) </text:span>даже на максимальном уровне оптимизации не выкидывают вторую и все последующие операции присвоения?! А они же их не выкидывают, в чем легко убедиться, заглянув в дизассемблерный листинг.</text:p>
      <text:p text:style-name="P5">Предположение, что все команды <text:span text:style-name="T1">"*arg_a = *arg_b" </text:span>идентичны — ошибочно и базируется на неявном допущении, что <text:span text:style-name="T1">arg_a </text:span>и <text:span text:style-name="T1">arg_b </text:span>указывают на _различные_ ячейки, чего нам никто не гарантирует, и что никаким боком не вытекает из анализа самой функции <text:span text:style-name="T1">foo</text:span>(), принимающей указатели <text:span text:style-name="T1">arg_a </text:span>и <text:span text:style-name="T1">arg_b </text:span>как аргументы. Понять, что же действительно здесь происходит можно только обратившись к материнской функции, которая в данном случае выглядит так:</text:p>
      <text:p text:style-name="P6"/>
      <text:p text:style-name="Standard"><text:span text:style-name="T6">int buf[3]={0,</text:span><text:span text:style-name="T5"> </text:span><text:span text:style-name="T6">-1,</text:span><text:span text:style-name="T5"> </text:span><text:span text:style-name="T6">0};</text:span></text:p>
      <text:p text:style-name="P2">main()</text:p>
      <text:p text:style-name="P2">{</text:p>
      <text:p text:style-name="P2"><text:tab/>foo(buf, (int*)(((char*)buf) + 1));</text:p>
      <text:p text:style-name="P2">}</text:p>
      <text:p text:style-name="P8"><text:soft-page-break/>Листинг <text:sequence text:ref-name="refЛистинг1" text:name="Листинг" text:formula="ooow:Листинг+1" style:num-format="1">2</text:sequence> хитрый вызов функции <text:span text:style-name="T1">foo() </text:span>в программе overlapped-pointers.c</text:p>
      <text:p text:style-name="P5">Компилируем программу из командной строки как обычно (<text:span text:style-name="T1">cl.exe </text:span>overlapped-pointers<text:span text:style-name="T1">.c)</text:span>, запускаем и смотрим результат. <text:span text:style-name="T12">По многочисленным просьбам читателей, не осилившими </text:span><text:span text:style-name="T3">readme </text:span><text:span text:style-name="T12">к </text:span><text:span text:style-name="T3">Microsoft Visual Studio</text:span><text:span text:style-name="T12"> или запускающими vcvars32.bat из </text:span><text:span text:style-name="T3">FAR'</text:span><text:span text:style-name="T12">а, а не из отдельного </text:span><text:span text:style-name="T3">cmd.exe</text:span><text:span text:style-name="T12">, мыщъх решил снабжать каждый приводимый листинг </text:span><text:span text:style-name="T3">.dsw/.dsp </text:span><text:span text:style-name="T12">проектами, упрощающими сборку программы до предела (клавиша </text:span><text:span text:style-name="T3">&lt;F7&gt; </text:span><text:span text:style-name="T12">в Студии).</text:span></text:p>
      <text:p text:style-name="P5">Но мы отвлеклись. Вернемся к обсуждению полученного вывода. А вывод намного интереснее, чем это было можно предположить из анализа исходного текста:</text:p>
      <text:p text:style-name="P3"/>
      <text:p text:style-name="Standard"><text:span text:style-name="T6">1:-&gt; 00000000h:</text:span><text:span text:style-name="T7">FF</text:span><text:span text:style-name="T6">000000h</text:span></text:p>
      <text:p text:style-name="Standard"><text:span text:style-name="T6">2:-&gt; </text:span><text:span text:style-name="T7">FF</text:span><text:span text:style-name="T6">000000h:</text:span><text:span text:style-name="T7">FFFF</text:span><text:span text:style-name="T6">0000h</text:span></text:p>
      <text:p text:style-name="Standard"><text:span text:style-name="T6">3:-&gt; </text:span><text:span text:style-name="T7">FFFF</text:span><text:span text:style-name="T6">0000h:</text:span><text:span text:style-name="T7">FFFFFF</text:span><text:span text:style-name="T6">00h</text:span></text:p>
      <text:p text:style-name="Standard"><text:span text:style-name="T6">4:-&gt; </text:span><text:span text:style-name="T7">FFFFFF</text:span><text:span text:style-name="T6">00h:</text:span><text:span text:style-name="T7">FFFFFFFF</text:span><text:span text:style-name="T6">h</text:span></text:p>
      <text:p text:style-name="Standard"><text:span text:style-name="T6">5:-&gt; </text:span><text:span text:style-name="T7">FFFFFFFF</text:span><text:span text:style-name="T6">h:</text:span><text:span text:style-name="T7">FFFFFFFF</text:span><text:span text:style-name="T6">h</text:span></text:p>
      <text:p text:style-name="P8">Листинг <text:sequence text:ref-name="refЛистинг2" text:name="Листинг" text:formula="ooow:Листинг+1" style:num-format="1">3</text:sequence> результат работы программы overlapped-pointers.c</text:p>
      <text:p text:style-name="P5">Вот тебе и раз! Значение ячеек <text:span text:style-name="T1">*arg_a</text:span> и <text:span text:style-name="T1">*arg_b </text:span>меняется во всех четырех итерациях, образуя узор наподобие "елочки". Почему?! А все потому, что функции <text:span text:style-name="T1">foo() </text:span>переданы указатели на _перекрывающиеся_ (<text:span text:style-name="T1">overlapped)</text:span> ячейки памяти и операция присвоения меняет не только приемник (<text:span text:style-name="T1">target</text:span>), но и <text:span text:style-name="T1">source</text:span> (источник)! Теперь становится понятно, почему возникает "елочка" — раз присвоение меняет источник, то повторное присвоение даст иной результат. Точнее — может дать. А может и не дать. Тут все от содержимого источника/приемника зависит.</text:p>
      <text:p text:style-name="P3">Вот потому статический анализ на указателях и "отдыхает".</text:p>
      <text:h text:style-name="Heading_20_2" text:outline-level="2"><text:span text:style-name="T1">#2 –</text:span>хардкорные извраты с адресом возврата</text:h>
      <text:p text:style-name="P5">Оправившись после "культурного шока", рассмотрим намного более сложный пример, а конкретно функцию <text:span text:style-name="T1">baz()</text:span>, состоящую всего из одной операции "*ret_addr = arg_a", задействущую один-единственный указатель. Ну и какого подвоха от нее можно ожидать?! Да любого! Это же указатель! И писать он может в любую, абсолютную любую ячейку памяти, куда только разрешена запись, например, подменять адрес возврата из функции, что используется для скрытой передачи управления многими защитными механизмами или же представляет собой грязный "хак", вставленный сотрудником, который не хочет, чтобы коллеги понимали как работает написанный им код.</text:p>
      <text:p text:style-name="P5">Собственно говоря, сама функция <text:span text:style-name="T1">baz() </text:span>не представляет ничего интересного и все трюкачество сосредоточено в вызывающем коде, который в простейшем случае выглядит так (см. листинг 2). Вопрос: что выводит это программа на экран? Даже динамический анализ с отладчиком в руках требует напряжения мозговых извилин и знания кучи особенностей языка. Хинт: данный пример не закладывается на конкретный компилятор и сохраняет свою работоспособность даже при портировании на другие 32-битные системы. То есть, с формальной точки зрения это не такой уж и грязных хак (<text:span text:style-name="T13">примечание</text:span><text:span text:style-name="T12">: для упрощения кода, в программе использована ассемблерная вставка, но при желании, данный пример можно реализовать и на чистом Си</text:span>).</text:p>
      <text:p text:style-name="P3"/>
      <text:p text:style-name="P2">// stdcall, since we need to blow up the args</text:p>
      <text:p text:style-name="P2">__stdcall bar (int arg_a)</text:p>
      <text:p text:style-name="P2">{</text:p>
      <text:p text:style-name="Standard"><text:span text:style-name="T6"><text:tab/>static int count;</text:span></text:p>
      <text:p text:style-name="P2"><text:tab/>printf("%X:-&gt; %08Xh:hello bar\n",++count, arg_a);</text:p>
      <text:p text:style-name="P2">}</text:p>
      <text:p text:style-name="P2"/>
      <text:p text:style-name="P2">// cdecl, since we don't want to blow up the args</text:p>
      <text:p text:style-name="Standard"><text:span text:style-name="T6">__cdecl baz (int arg_a,</text:span><text:span text:style-name="T5"> </text:span><text:span text:style-name="T6">int *ret_addr)</text:span></text:p>
      <text:p text:style-name="P2">{</text:p>
      <text:p text:style-name="P2"><text:tab/>*ret_addr = arg_a;</text:p>
      <text:p text:style-name="P2">}</text:p>
      <text:p text:style-name="P2"/>
      <text:p text:style-name="P2">main()</text:p>
      <text:p text:style-name="P2">{</text:p>
      <text:p text:style-name="P2"><text:tab/>foo(buf, (int*)(((char*)buf) + 1));</text:p>
      <text:p text:style-name="P2"><text:tab/></text:p>
      <text:p text:style-name="P2"><text:tab/>__asm</text:p>
      <text:p text:style-name="P2"><text:tab/>{</text:p>
      <text:p text:style-name="P2"><text:tab/><text:tab/>push eax<text:tab/><text:tab/>; for bar.RETN 4 (second pass, dummy arg)</text:p>
      <text:p text:style-name="P2"><text:soft-page-break/><text:tab/><text:tab/>push offset next<text:tab/>; for bar.RETN 4 (second pass, jump to next)</text:p>
      <text:p text:style-name="P2"><text:tab/><text:tab/>mov <text:s/>eax, esp<text:tab/><text:tab/>; calculate the pointer to...</text:p>
      <text:p text:style-name="P2"><text:tab/><text:tab/>sub <text:s/>eax, 0Ch<text:tab/><text:tab/>; <text:tab/>...the return address of baz</text:p>
      <text:p text:style-name="P2"><text:tab/><text:tab/>push eax<text:tab/><text:tab/>; for baz.ret_addr AND bar.RET 4 (dummy arg)</text:p>
      <text:p text:style-name="Standard"><text:span text:style-name="T6"><text:tab/><text:tab/>push offset </text:span><text:span text:style-name="T7">bar</text:span><text:span text:style-name="T6"><text:tab/>; for baz.arg_a <text:s text:c="3"/>AND bar.RET 4 (jump to itself)</text:span></text:p>
      <text:p text:style-name="P2"><text:tab/><text:tab/>call baz<text:tab/><text:tab/>; go-go bar baz :-)</text:p>
      <text:p text:style-name="P2">next:<text:tab/><text:tab/><text:tab/><text:tab/><text:tab/>; don't need SUB ESP,XX - stack is ok due to RET4</text:p>
      <text:p text:style-name="P2">}</text:p>
      <text:p text:style-name="P8">Листинг <text:sequence text:ref-name="refЛистинг3" text:name="Листинг" text:formula="ooow:Листинг+1" style:num-format="1">4</text:sequence> исходный код программы со скрытой подменой адреса возврата</text:p>
      <text:p text:style-name="P5">Компилируем программу так же как и раньше (для экономии места она реализована все в том же файле overlapped-pointers.c), и смотрим на результат ее выполнения:</text:p>
      <text:p text:style-name="P6"/>
      <text:p text:style-name="P1">1:-&gt; 0012FF60h:hello bar</text:p>
      <text:p text:style-name="P1">2:-&gt; 00000019h:hello bar</text:p>
      <text:p text:style-name="P8">Листинг <text:sequence text:ref-name="refЛистинг4" text:name="Листинг" text:formula="ooow:Листинг+1" style:num-format="1">5</text:sequence> функция <text:span text:style-name="T1">bar() </text:span>вызывается _дважды_</text:p>
      <text:p text:style-name="P5">К тому, что после завершения <text:span text:style-name="T1">baz() </text:span>вызывается функция <text:span text:style-name="T1">bar()</text:span>,<text:span text:style-name="T1"> </text:span>мы морально подготовлены (это вытекает из названия указателя <text:span text:style-name="T1">ret_addr </text:span>и явной засылке адреса <text:span text:style-name="T1">bar </text:span>командой <text:span text:style-name="T1">push offset bar)</text:span>, но вот тот факт, что <text:span text:style-name="T1">bar() </text:span>вызывается дважды — уже сюрприз! Говорю же, что не баг, а заранее просчитанный ход, который очень трудно распознать даже матерым программистам.</text:p>
      <text:p text:style-name="P5">Отладчик покажет полную картину происходящего, а чтобы не сбиться с пути мыщъх дает несколько хинтов. Функция <text:span text:style-name="T1">main() </text:span>готовит стек, засовывая в него незначимый аргумент-пустышку (<text:span text:style-name="T1">dummy arg)</text:span>, за которым следует адрес выхода из функции (смещение метки <text:span text:style-name="T1">next)</text:span>. Далее засылается тщательно рассчитанное смещение адреса возврата из <text:span text:style-name="T1">baz()</text:span>, передаваемое как аргумент <text:span text:style-name="T1">ret_addr</text:span> и указатель на <text:span text:style-name="T1">bar</text:span> (аргумент <text:span text:style-name="T1">arg_a).</text:span></text:p>
      <text:p text:style-name="P5">И вот происходит вызов функции <text:span text:style-name="T1">baz()</text:span>, с форсированной спецификацией <text:span text:style-name="T1">cdecl</text:span>-соглашения, определяющего порядок засылки аргументов в стек и снимающей с <text:span text:style-name="T1">baz() </text:span>обязанности по вычистке аргументов из стека после завершения. Команда "*ret_addr<text:span text:style-name="T1"> </text:span>=<text:span text:style-name="T1"> </text:span>arg_a;" подменяет адрес возврата из <text:span text:style-name="T1">baz() </text:span>заменяя его указателем на функцию <text:span text:style-name="T1">bar()</text:span>, которая и вызывается при завершении <text:span text:style-name="T1">baz()</text:span>, причем стек остается в том же самом состоянии, каким он был на момент вызова <text:span text:style-name="T1">baz()</text:span>, т.е. с двумя аргументами: указателем на адрес возврата из <text:span text:style-name="T1">baz()</text:span>, ну теперь уже <text:span text:style-name="T1">bar()</text:span>, и адресом самой функции <text:span text:style-name="T1">bar()</text:span>, которая, между прочим (и это очень важно!) форсирована на <text:span text:style-name="T1">stdcall-</text:span>соглашение, что обязывает ее вычищать аргументы из стека по завершению.</text:p>
      <text:p text:style-name="P5">При первом выполнении функции <text:span text:style-name="T1">bar() </text:span>она выводит аргумент <text:span text:style-name="T1">arg_a (</text:span>указатель на адрес возврата), трактуя второй аргумент как адрес возврата в материнскую функцию, которой в данном случае… является сама <text:span text:style-name="T1">bar()</text:span>, указатель на которую следует за <text:span text:style-name="T1">arg_a</text:span>. Следовательно, при выходе из функции <text:span text:style-name="T1">bar()</text:span> она выталкивает <text:span text:style-name="T1">arg_a </text:span>из стека вместе с адресом возврата на саму себя, в результате чего происходит ее повторный вызов, но теперь на вершине стека — фиктивный аргумент-пустышка и указатель на метку <text:span text:style-name="T1">next</text:span>, куда и передается управление.</text:p>
      <text:p text:style-name="P5">Вот такая замысловатая арабская вязь кода. Что тут сложного? После объяснения, конечно, ничего. Но вот сколько людей способы сказать что делает эта программа по одним лишь исходным текстам без запуска ее на выполн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7-06T20:06:00</dc:date>
    <meta:editing-cycles>116</meta:editing-cycles>
    <meta:editing-duration>PT4H2M</meta:editing-duration>
    <meta:document-statistic meta:table-count="0" meta:image-count="0" meta:object-count="0" meta:page-count="3" meta:paragraph-count="81" meta:word-count="1265" meta:character-count="8910" meta:non-whitespace-character-count="7660"/>
    <meta:generator>LibreOffice/5.1.4.2$Windows_x86 LibreOffice_project/f99d75f39f1c57ebdd7ffc5f42867c12031db97a</meta:generator>
  </office:meta>
</office:document-meta>
</file>